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000000003CE0000032EDDFFC4C6A4DCDBCB.png" manifest:media-type="image/png"/>
  <manifest:file-entry manifest:full-path="Pictures/10000000000005CA00000333B6FAEFC43299EF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55cm" fo:min-width="17.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standard">
      <style:graphic-properties draw:fill-color="#006699" draw:textarea-horizontal-align="justify" draw:textarea-vertical-align="middle" draw:auto-grow-height="false" fo:min-height="6.485cm" fo:min-width="7.286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1.35cm" fo:min-width="5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1.35cm" fo:min-width="6.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6.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4.7cm"/>
    </style:style>
    <style:style style:name="gr13" style:family="graphic" style:parent-style-name="standard">
      <style:graphic-properties draw:fill-color="#000066" draw:textarea-horizontal-align="justify" draw:textarea-vertical-align="middle" draw:auto-grow-height="false" fo:min-height="1.742cm" fo:min-width="0.672cm"/>
    </style:style>
    <style:style style:name="gr14" style:family="graphic" style:parent-style-name="standard">
      <style:graphic-properties draw:fill-color="#000066" draw:textarea-horizontal-align="justify" draw:textarea-vertical-align="middle" draw:auto-grow-height="false" fo:min-height="5.749cm" fo:min-width="1.843cm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-color="#006699"/>
      <style:paragraph-properties fo:text-align="center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style:paragraph-properties fo:text-align="center"/>
      <style:text-properties fo:color="#800000" style:font-name="Courier 10 Pitch"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-color="#ffffff"/>
      <style:paragraph-properties fo:text-align="center"/>
      <style:text-properties fo:color="#800000" style:font-name="Courier 10 Pitch"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text-align="center"/>
      <style:text-properties fo:color="#000099" style:font-name="Courier 10 Pitch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  <style:paragraph-properties fo:text-align="center"/>
      <style:text-properties fo:color="#000099" style:font-name="Courier 10 Pitch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000066"/>
      <style:paragraph-properties fo:text-align="center"/>
    </style:style>
    <style:style style:name="T1" style:family="text">
      <style:text-properties fo:color="#ffffff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Lato Heavy" fo:font-size="44pt" fo:language="en" fo:country="GB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5" style:family="text">
      <style:text-properties fo:color="#800000" style:font-name="Courier 10 Pitch" fo:font-size="22pt" fo:language="es" fo:country="MX" fo:font-weight="normal" style:font-size-asian="22pt" style:font-weight-asian="normal" style:font-size-complex="22pt" style:font-weight-complex="normal"/>
    </style:style>
    <style:style style:name="T6" style:family="text">
      <style:text-properties fo:color="#000099" style:font-name="Courier 10 Pitch" fo:font-size="22pt" fo:language="es" fo:country="MX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485cm" svg:height="16.293cm" svg:x="4.8cm" svg:y="2.707cm">
          <draw:image xlink:href="Pictures/10000000000005CA00000333B6FAEFC43299EF05.png" xlink:type="simple" xlink:show="embed" xlink:actuate="onLoad">
            <text:p/>
          </draw:image>
        </draw:frame>
        <draw:frame draw:style-name="gr2" draw:text-style-name="P3" draw:layer="layout" svg:width="13.168cm" svg:height="5.84cm" svg:x="11.366cm" svg:y="11.76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665cm" svg:height="15.599cm" svg:x="6.6cm" svg:y="3.601cm">
          <draw:image xlink:href="Pictures/10000000000003CE0000032EDDFFC4C6A4DCDBCB.png" xlink:type="simple" xlink:show="embed" xlink:actuate="onLoad">
            <text:p/>
          </draw:image>
        </draw:frame>
        <draw:frame draw:style-name="gr2" draw:text-style-name="P3" draw:layer="layout" svg:width="13.168cm" svg:height="5.84cm" svg:x="11.432cm" svg:y="12.4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draw:custom-shape draw:style-name="gr4" draw:text-style-name="P5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5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6" draw:text-style-name="P6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custom-shape draw:style-name="gr7" draw:text-style-name="P7" draw:layer="layout" svg:width="6cm" svg:height="1.6cm" svg:x="7.6cm" svg:y="5.9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2cm" svg:height="1.6cm" svg:x="7.6cm" svg:y="8.4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cm" svg:height="1.6cm" svg:x="7.6cm" svg:y="10.9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0" draw:text-style-name="P11" draw:layer="layout" svg:width="7cm" svg:height="1.4cm" svg:x="0.8cm" svg:y="5.2cm">
          <text:p text:style-name="P10"><text:span text:style-name="T5">Descriptiv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cm" svg:height="1.5cm" svg:x="1.2cm" svg:y="7.4cm">
          <text:p text:style-name="P10"><text:span text:style-name="T5">Correlaciona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cm" svg:height="1.5cm" svg:x="0.8cm" svg:y="9.7cm">
          <text:p text:style-name="P10"><text:span text:style-name="T5">Explicativo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0.5cm" svg:x="8.9cm" svg:y="3.5cm">
          <text:p text:style-name="P12"><text:span text:style-name="T6">Exploratorio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2cm" svg:height="0.5cm" svg:x="16.708cm" svg:y="3.535cm">
          <text:p text:style-name="P12"><text:span text:style-name="T6">Deductivo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.343cm" svg:height="5.977cm" svg:x="18.2cm" svg:y="5.1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4" draw:layer="layout" svg:width="2.343cm" svg:height="5.998cm" draw:transform="rotate (3.12867721712503) translate (12.705cm 11.21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.8cm" svg:y1="7cm" svg:x2="22cm" svg:y2="7cm">
          <text:p/>
        </draw:line>
        <draw:line draw:style-name="gr15" draw:text-style-name="P1" draw:layer="layout" svg:x1="1.8cm" svg:y1="9.3cm" svg:x2="22cm" svg:y2="9.3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width="0.102cm" svg:stroke-color="#993366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21T16:13:06.835695650</dc:date>
    <meta:editing-duration>PT5H12M46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